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38300009FC1000091171EBB898E0EBE2B30.svg" manifest:media-type="image/svg+xml"/>
  <manifest:file-entry manifest:full-path="Pictures/10000D930000C51400002617CAE148D899A0B234.svg" manifest:media-type="image/svg+xml"/>
  <manifest:file-entry manifest:full-path="Pictures/10000201000002E6000002A2A85887E7E89C1659.png" manifest:media-type="image/png"/>
  <manifest:file-entry manifest:full-path="Pictures/10000201000001AA000000561DFF85D174CC8151.png" manifest:media-type="image/png"/>
  <manifest:file-entry manifest:full-path="Pictures/1000020100000647000001376E7BE5AC3CC4AF09.png" manifest:media-type="image/png"/>
  <manifest:file-entry manifest:full-path="Pictures/1003C7F000002C0D000008E318766D25D2D5222A.svg" manifest:media-type="image/svg+xml"/>
  <manifest:file-entry manifest:full-path="Pictures/10000201000001AA00000056A193FD88E672A49F.png" manifest:media-type="image/png"/>
  <manifest:file-entry manifest:full-path="Pictures/10000201000005960000011431F12B615FE7CD3E.png" manifest:media-type="image/png"/>
  <manifest:file-entry manifest:full-path="Pictures/10000D03000093CF00001C92983868BFF9537A8B.svg" manifest:media-type="image/svg+xml"/>
  <manifest:file-entry manifest:full-path="Pictures/1003C6B800002C0D000008E37E50855C62E0D1BE.svg" manifest:media-type="image/svg+xml"/>
  <manifest:file-entry manifest:full-path="Pictures/10000201000002370000005D87DE84DA86ED4BA2.png" manifest:media-type="image/png"/>
  <manifest:file-entry manifest:full-path="Pictures/1000000000000DA9000007AE235B9952E650DAF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rla4" svg:font-family="Karla" style:font-pitch="variable"/>
    <style:font-face style:name="Karla" svg:font-family="Karla" style:font-adornments="Bold" style:font-pitch="variable"/>
    <style:font-face style:name="Karla3" svg:font-family="Karl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Karla1" svg:font-family="Karla" style:font-family-generic="roman" style:font-pitch="variable"/>
    <style:font-face style:name="Karla5" svg:font-family="Karla" style:font-adornments="Bold" style:font-family-generic="roman" style:font-pitch="variable"/>
    <style:font-face style:name="Karla2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ed_20__28_var_29__20_1" svg:stroke-width="0cm" draw:stroke-linejoin="none" svg:stroke-linecap="butt" draw:fill="solid" draw:fill-color="#8b8b89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svg:stroke-linecap="butt" draw:fill="solid" draw:fill-color="#5c2983" draw:textarea-horizontal-align="center" draw:textarea-vertical-align="middle"/>
    </style:style>
    <style:style style:name="pr1" style:family="presentation" style:parent-style-name="Cover-title">
      <style:graphic-properties fo:min-height="5.913cm"/>
      <style:paragraph-properties style:writing-mode="lr-tb"/>
    </style:style>
    <style:style style:name="pr2" style:family="presentation" style:parent-style-name="Cover-subtitle">
      <style:graphic-properties draw:fill-color="#ffffff" draw:textarea-vertical-align="top" fo:min-height="6.646cm"/>
      <style:paragraph-properties style:writing-mode="lr-tb"/>
    </style:style>
    <style:style style:name="pr3" style:family="presentation" style:parent-style-name="Cover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Title_20_and_20_Tab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Table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Title_20_and_20_Tab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style:writing-mode="lr-tb"/>
      <style:text-properties fo:color="#40ba2f" loext:opacity="100%"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  <style:text-properties fo:font-size="28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style:font-name="Karla4" fo:font-size="30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50%" fo:text-align="start" fo:text-indent="0cm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style:font-name="Karla4" fo:font-size="30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  <style:text-properties fo:hyphenate="false"/>
    </style:style>
    <style:style style:name="P11" style:family="paragraph">
      <style:paragraph-properties>
        <style:tab-stops/>
      </style:paragraph-properties>
    </style:style>
    <style:style style:name="P12" style:family="paragraph">
      <style:paragraph-properties fo:line-height="100%" fo:text-align="start" style:punctuation-wrap="hanging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051cm" fo:margin-bottom="0.051cm" fo:line-height="150%" fo:text-align="start" fo:text-indent="0cm" style:punctuation-wrap="hanging">
        <style:tab-stops/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50%" fo:text-align="start" fo:text-indent="0cm" style:punctuation-wrap="hanging">
        <style:tab-stops/>
      </style:paragraph-properties>
      <style:text-properties fo:hyphenate="false"/>
    </style:style>
    <style:style style:name="P15" style:family="paragraph">
      <style:paragraph-properties fo:margin-top="0cm" fo:margin-bottom="0cm" fo:line-height="86%" fo:text-align="center"/>
    </style:style>
    <style:style style:name="P16" style:family="paragraph">
      <loext:graphic-properties draw:fill="none"/>
      <style:paragraph-properties fo:text-align="start" style:writing-mode="lr-tb" style:font-independent-line-spacing="true"/>
      <style:text-properties fo:color="#40ba2f" loext:opacity="100%" style:font-name="Karla" fo:font-size="46pt" style:font-size-asian="46pt" style:font-size-complex="46pt"/>
    </style:style>
    <style:style style:name="P17" style:family="paragraph">
      <loext:graphic-properties draw:fill="solid" draw:fill-color="#8b8b89"/>
      <style:paragraph-properties fo:text-align="center"/>
    </style:style>
    <style:style style:name="P18" style:family="paragraph">
      <loext:graphic-properties draw:fill="solid" draw:fill-color="#5c2983"/>
      <style:paragraph-properties fo:text-align="center"/>
    </style:style>
    <style:style style:name="P19" style:family="paragraph">
      <style:text-properties fo:font-size="2pt" style:font-size-asian="2pt" style:font-size-complex="2pt"/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style:font-name="Karla4" fo:font-size="2pt" style:font-size-asian="2pt" style:font-size-complex="2pt"/>
    </style:style>
    <style:style style:name="T1" style:family="text">
      <style:text-properties fo:color="#40ba2f" loext:opacity="100%" fo:font-size="36pt" style:font-size-asian="36pt" style:font-size-complex="36pt"/>
    </style:style>
    <style:style style:name="T2" style:family="text">
      <style:text-properties fo:font-variant="normal" fo:text-transform="none" fo:color="#3c3c3e" loext:opacity="100%" style:text-line-through-style="none" style:text-line-through-type="none" style:text-position="0% 100%" style:font-name="Karla4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variant="normal" fo:text-transform="none" fo:color="#3c3c3e" loext:opacity="100%" style:text-line-through-style="none" style:text-line-through-type="none" style:text-position="0% 100%" style:font-name="Karla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3c3c3e" loext:opacity="100%" style:text-outline="false" style:text-line-through-style="none" style:text-line-through-type="none" style:text-position="0% 100%" style:font-name="Karla4" fo:font-size="26pt" fo:letter-spacing="normal" fo:language="en" fo:country="US" fo:font-style="normal" fo:text-shadow="none" style:text-underline-style="none" fo:font-weight="normal" style:letter-kerning="true" style:font-name-asian="Source Han Sans CN Regular" style:font-size-asian="26pt" style:language-asian="en" style:country-asian="US" style:font-style-asian="normal" style:font-weight-asian="normal" style:font-name-complex="Lohit Devanagari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c3c3e" loext:opacity="100%" style:text-outline="false" style:text-line-through-style="none" style:text-line-through-type="none" style:text-position="0% 100%" style:font-name="Karla4" fo:font-size="18pt" fo:letter-spacing="normal" fo:language="en" fo:country="US" fo:font-style="normal" fo:text-shadow="none" style:text-underline-style="none" fo:font-weight="normal" style:letter-kerning="true" style:font-name-asian="Source Han Sans CN Regular" style:font-size-asian="28pt" style:language-asian="en" style:country-asian="US" style:font-style-asian="normal" style:font-weight-asian="normal" style:font-name-complex="Lohit Devanagari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0ba2f" loext:opacity="100%" style:text-line-through-style="none" style:text-line-through-type="none" style:text-position="0% 100%" style:font-name="Karla" fo:font-size="46pt" fo:letter-spacing="0.011cm" fo:font-style="normal" style:text-underline-style="none" fo:font-weight="bold" style:font-size-asian="46pt" style:font-style-asian="normal" style:font-weight-asian="bold" style:font-size-complex="46pt" style:font-style-complex="normal" style:font-weight-complex="bold"/>
    </style:style>
    <style:style style:name="T7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</office:automatic-styles>
  <office:body>
    <office:presentation>
      <presentation:footer-decl presentation:name="ftr1">Extra information</presentation:footer-decl>
      <draw:page draw:name="page1" draw:style-name="dp1" draw:master-page-name="Cover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6.501cm" svg:height="5.913cm" svg:x="0.699cm" svg:y="1.185cm" presentation:class="title" presentation:user-transformed="true">
          <draw:text-box>
            <text:p><text:span text:style-name="T1">Writing Kselftests</text:span></text:p>
          </draw:text-box>
        </draw:frame>
        <draw:frame presentation:style-name="pr2" draw:text-style-name="P2" draw:layer="layout" svg:width="26.614cm" svg:height="6.646cm" svg:x="0.699cm" svg:y="6.402cm" presentation:class="subtitle" presentation:user-transformed="true">
          <draw:text-box>
            <text:p>Muhammad Usma Anjum &lt;usama.anjum@collabora.com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 text:style-name="P3">Introduction</text:p>
              <text:p text:style-name="P3">Summary: </text:p>
              <text:p text:style-name="P3">* options</text:p>
            </draw:text-box>
          </draw:frame>
        </presentation:notes>
      </draw:page>
      <draw:page draw:name="page2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0" presentation:style-name="pr4" draw:text-style-name="P5" draw:layer="layout" svg:width="26.623cm" svg:height="2.767cm" svg:x="0.6cm" svg:y="0.484cm" presentation:class="title" presentation:user-transformed="true">
          <draw:text-box>
            <text:p>Introduction</text:p>
          </draw:text-box>
        </draw:frame>
        <draw:frame draw:name="Content Placeholder 2_7" presentation:style-name="pr5" draw:text-style-name="P8" draw:layer="layout" svg:width="26.612cm" svg:height="10.887cm" svg:x="0.7cm" svg:y="2.711cm" presentation:class="outline" presentation:user-transformed="true">
          <draw:text-box>
            <text:list text:style-name="L4">
              <text:list-item>
                <text:p text:style-name="P6"><text:span text:style-name="T2">Kselftests are</text:span></text:p>
                <text:list>
                  <text:list-item>
                    <text:p><text:span text:style-name="T3">Application or Shell script</text:span></text:p>
                  </text:list-item>
                  <text:list-item>
                    <text:p><text:span text:style-name="T3">Module</text:span></text:p>
                  </text:list-item>
                </text:list>
              </text:list-item>
              <text:list-item>
                <text:p text:style-name="P7"><text:span text:style-name="T4">Kselftests are unit and regression tests for </text:span><text:span text:style-name="T2">developer </text:span></text:p>
              </text:list-item>
              <text:list-item>
                <text:p text:style-name="P7"><text:span text:style-name="T2">Run by KernelCI and several other bots on daily basis</text:span></text:p>
              </text:list-item>
              <text:list-item>
                <text:p text:style-name="P7"><text:span text:style-name="T2">Build</text:span></text:p>
                <text:list>
                  <text:list-item>
                    <text:p><text:span text:style-name="T3">make headers &amp;&amp; make kselftests</text:span></text:p>
                  </text:list-item>
                  <text:list-item>
                    <text:p><text:span text:style-name="T3">make headers &amp;&amp; make -C tools/testing/selftests/</text:span></text:p>
                  </text:list-item>
                </text:list>
              </text:list-item>
            </text:list>
            <text:p text:style-name="P7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" presentation:style-name="pr4" draw:text-style-name="P5" draw:layer="layout" svg:width="26.623cm" svg:height="2.767cm" svg:x="0.6cm" svg:y="0.484cm" presentation:class="title" presentation:user-transformed="true">
          <draw:text-box>
            <text:p>Testing at development time</text:p>
          </draw:text-box>
        </draw:frame>
        <draw:frame draw:name="Content Placeholder 2_1" presentation:style-name="pr5" draw:text-style-name="P8" draw:layer="layout" svg:width="26.612cm" svg:height="10.887cm" svg:x="0.7cm" svg:y="2.711cm" presentation:class="outline" presentation:user-transformed="true">
          <draw:text-box>
            <text:list text:style-name="L4">
              <text:list-item>
                <text:p text:style-name="P10"><text:span text:style-name="T2">While writing syscall test the functionality and corner cases from userspace</text:span></text:p>
                <text:list>
                  <text:list-item>
                    <text:p text:style-name="P11"><text:span text:style-name="T3">SYSCALL_DEFINE6(process_memwatch, int, pidfd, void __user*, start, int, len, unsigned int, flags, loff_t __user *, vec, int, vec_len)</text:span></text:p>
                  </text:list-item>
                  <text:list-item>
                    <text:p text:style-name="P11"><text:span text:style-name="T3">include/uapi/asm-generic/unistd.h has </text:span></text:p>
                    <text:p text:style-name="P11"><text:span text:style-name="T3">#define __NR_process_memwatch 45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9" presentation:style-name="pr4" draw:text-style-name="P5" draw:layer="layout" svg:width="26.623cm" svg:height="2.767cm" svg:x="0.6cm" svg:y="0.484cm" presentation:class="title" presentation:user-transformed="true">
          <draw:text-box>
            <text:p>Testing at development time</text:p>
          </draw:text-box>
        </draw:frame>
        <draw:frame draw:name="Content Placeholder 2_16" presentation:style-name="pr5" draw:text-style-name="P8" draw:layer="layout" svg:width="26.612cm" svg:height="10.887cm" svg:x="0.7cm" svg:y="2.711cm" presentation:class="outline" presentation:user-transformed="true">
          <draw:text-box>
            <text:list text:style-name="L4">
              <text:list-item>
                <text:p text:style-name="P10"><text:span text:style-name="T2">While writing IOCTL, test the functionality and corner cases from userspace</text:span></text:p>
                <text:list>
                  <text:list-item>
                    <text:p text:style-name="P11"><text:span text:style-name="T3">include/uapi/linux/fs.h has macros and strcut:</text:span><text:span text:style-name="T3"><text:line-break/></text:span><text:span text:style-name="T3">struct pagemap_sd_args {};</text:span></text:p>
                    <text:p text:style-name="P11"><text:span text:style-name="T3">#define PAGEMAP_SD_GET _IOWR('f', 16, struct pagemap_sd_args)</text:span></text:p>
                    <text:p text:style-name="P11"><text:span text:style-name="T3">#define PAGEMAP_SD_NO_REUSED_REGIONS 0x1</text:span></text:p>
                    <text:p text:style-name="P11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8" presentation:style-name="pr4" draw:text-style-name="P5" draw:layer="layout" svg:width="26.623cm" svg:height="2.767cm" svg:x="0.6cm" svg:y="0.484cm" presentation:class="title" presentation:user-transformed="true">
          <draw:text-box>
            <text:p>Writing a selftest</text:p>
          </draw:text-box>
        </draw:frame>
        <draw:frame draw:name="Content Placeholder 2_12" presentation:style-name="pr5" draw:text-style-name="P8" draw:layer="layout" svg:width="26.612cm" svg:height="10.887cm" svg:x="0.7cm" svg:y="2.711cm" presentation:class="outline" presentation:user-transformed="true">
          <draw:text-box>
            <text:list text:style-name="L4">
              <text:list-item>
                <text:p text:style-name="P10"><text:span text:style-name="T2">Write a selftest by including &lt;asm-generic/unistd.h&gt; or &lt;linux/fs.h&gt;</text:span></text:p>
                <text:list>
                  <text:list-item>
                    <text:p text:style-name="P11"><text:span text:style-name="T3">Build system is already there</text:span></text:p>
                  </text:list-item>
                  <text:list-item>
                    <text:p text:style-name="P11"><text:span text:style-name="T3">Follow the structure and just write the tests using the under developed functional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12" presentation:style-name="pr4" draw:text-style-name="P5" draw:layer="layout" svg:width="26.623cm" svg:height="2.767cm" svg:x="0.6cm" svg:y="0.484cm" presentation:class="title" presentation:user-transformed="true">
          <draw:text-box>
            <text:p text:style-name="P12">Writing a selftest</text:p>
          </draw:text-box>
        </draw:frame>
        <draw:frame draw:name="Content Placeholder 2_10" presentation:style-name="pr5" draw:text-style-name="P8" draw:layer="layout" svg:width="26.612cm" svg:height="10.887cm" svg:x="0.7cm" svg:y="2.711cm" presentation:class="outline" presentation:user-transformed="true">
          <draw:text-box>
            <text:list text:style-name="L4">
              <text:list-item>
                <text:p text:style-name="P10"><text:span text:style-name="T2">Add directory name in tools/testing/selftests/Makefile</text:span></text:p>
                <text:list>
                  <text:list-header>
                    <text:p text:style-name="P11"><text:span text:style-name="T3">TARGETS += vm</text:span></text:p>
                  </text:list-header>
                </text:list>
              </text:list-item>
              <text:list-item>
                <text:p text:style-name="P11"><text:span text:style-name="T4">Create test file in </text:span><text:span text:style-name="T2">tools/testing/selftests/vm/memwatch_test.c</text:span></text:p>
                <text:list>
                  <text:list-header>
                    <text:p text:style-name="P11"><text:span text:style-name="T5">Include asm-generic/unistd.h to get definition of __NR_process_memwatch or </text:span><text:span text:style-name="T3">PAGEMAP_SD_GET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20" presentation:style-name="pr4" draw:text-style-name="P5" draw:layer="layout" svg:width="26.623cm" svg:height="2.767cm" svg:x="0.6cm" svg:y="0.484cm" presentation:class="title" presentation:user-transformed="true">
          <draw:text-box>
            <text:p text:style-name="P12">Writing a selftest</text:p>
          </draw:text-box>
        </draw:frame>
        <draw:frame draw:name="Content Placeholder 2_17" presentation:style-name="pr5" draw:text-style-name="P8" draw:layer="layout" svg:width="26.612cm" svg:height="10.887cm" svg:x="0.7cm" svg:y="2.711cm" presentation:class="outline" presentation:user-transformed="true">
          <draw:text-box>
            <text:list text:style-name="L4">
              <text:list-item>
                <text:p text:style-name="P10"><text:span text:style-name="T4">Create </text:span><text:span text:style-name="T2">tools/testing/selftests/vm/Makefile and use lib.mk</text:span></text:p>
                <text:list>
                  <text:list-item>
                    <text:list>
                      <text:list-header>
                        <text:p text:style-name="P11">TEST_GEN_PROGS := memwatch_test</text:p>
                        <text:p text:style-name="P11">include ../lib.mk</text:p>
                      </text:list-header>
                    </text:list>
                  </text:list-item>
                </text:list>
              </text:list-item>
              <text:list-item>
                <text:p text:style-name="P11"><text:span text:style-name="T2">Add tools/testing/selftests/vm/config</text:span></text:p>
                <text:list>
                  <text:list-item>
                    <text:list>
                      <text:list-header>
                        <text:p text:style-name="P11"><text:span text:style-name="T3">CONFIG_MEM_SOFT_DIRTY=y</text:span></text:p>
                      </text:list-header>
                    </text:list>
                  </text:list-item>
                </text:list>
              </text:list-item>
              <text:list-item>
                <text:p text:style-name="P11"><text:span text:style-name="T2">Add tools/testing/selftests/vm/.gitignore</text:span></text:p>
                <text:list>
                  <text:list-item>
                    <text:list>
                      <text:list-header>
                        <text:p text:style-name="P11"><text:span text:style-name="T3">memwatch_test</text:span></text:p>
                        <text:p text:style-name="P11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21" presentation:style-name="pr4" draw:text-style-name="P5" draw:layer="layout" svg:width="26.623cm" svg:height="2.767cm" svg:x="0.6cm" svg:y="0.484cm" presentation:class="title" presentation:user-transformed="true">
          <draw:text-box>
            <text:p>Different macros in lib.mk helper</text:p>
          </draw:text-box>
        </draw:frame>
        <draw:frame draw:name="Content Placeholder 2_18" presentation:style-name="pr5" draw:text-style-name="P8" draw:layer="layout" svg:width="26.612cm" svg:height="10.887cm" svg:x="0.7cm" svg:y="2.711cm" presentation:class="outline" presentation:user-transformed="true">
          <draw:text-box>
            <text:list text:style-name="L4">
              <text:list-item>
                <text:p text:style-name="P10">LD Flags can be specified</text:p>
                <text:list>
                  <text:list-header>
                    <text:p text:style-name="P11">LDLIBS := -lm</text:p>
                  </text:list-header>
                </text:list>
              </text:list-item>
              <text:list-item>
                <text:p text:style-name="P11">CFLAGS can be added</text:p>
                <text:list>
                  <text:list-header>
                    <text:p text:style-name="P11"><text:span text:style-name="T5">CFLAGS += -Wall $(</text:span>KHDR_INCLUDES)</text:p>
                  </text:list-header>
                </text:list>
              </text:list-item>
              <text:list-item>
                <text:p text:style-name="P11">Header files are included from KHDR_INCLUDE which is <text:s/>linux_src/user/inclu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22" presentation:style-name="pr4" draw:text-style-name="P5" draw:layer="layout" svg:width="26.623cm" svg:height="2.767cm" svg:x="0.6cm" svg:y="0.484cm" presentation:class="title" presentation:user-transformed="true">
          <draw:text-box>
            <text:p>Different macros in lib.mk helper</text:p>
          </draw:text-box>
        </draw:frame>
        <draw:frame draw:name="Content Placeholder 2_19" presentation:style-name="pr5" draw:text-style-name="P8" draw:layer="layout" svg:width="26.612cm" svg:height="10.887cm" svg:x="0.7cm" svg:y="2.711cm" presentation:class="outline" presentation:user-transformed="true">
          <draw:text-box>
            <text:list text:style-name="L4">
              <text:list-item>
                <text:p text:style-name="P13">TEST_GEN_PROGS (run by default) vs TEST_GEN_FILES</text:p>
              </text:list-item>
              <text:list-item>
                <text:p text:style-name="P13">TEST_PROGS is used to specify non-buildable files like scripts</text:p>
              </text:list-item>
              <text:list-item>
                <text:p text:style-name="P10">Code can be written in different files:</text:p>
                <text:list>
                  <text:list-header>
                    <text:p text:style-name="P11">TEST_GEN_PROGS += pagemap_ioctl<text:line-break/>$(OUTPUT)/pagemap_ioctl: vm_util.c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23" presentation:style-name="pr4" draw:text-style-name="P5" draw:layer="layout" svg:width="26.623cm" svg:height="2.767cm" svg:x="0.6cm" svg:y="0.484cm" presentation:class="title" presentation:user-transformed="true">
          <draw:text-box>
            <text:p>Helper macros</text:p>
          </draw:text-box>
        </draw:frame>
        <draw:frame draw:name="Content Placeholder 2_20" presentation:style-name="pr5" draw:text-style-name="P8" draw:layer="layout" svg:width="26.612cm" svg:height="10.887cm" svg:x="0.7cm" svg:y="2.711cm" presentation:class="outline" presentation:user-transformed="true">
          <draw:text-box>
            <text:list text:style-name="L4">
              <text:list-item>
                <text:p text:style-name="P10">Output is returned in TAP 13 format (Test any protocol)</text:p>
                <text:list>
                  <text:list-header>
                    <text:p text:style-name="P11">ksft_print_header()</text:p>
                    <text:p text:style-name="P11">ksft_set_plan(total_number_of_tests)</text:p>
                    <text:p text:style-name="P11"/>
                    <text:p text:style-name="P11">ksft_test_result(condition, fmt, …)</text:p>
                    <text:p text:style-name="P11">ksft_exit_fail_msg(fmt, …) # exist without executing further sub-tests</text:p>
                    <text:p text:style-name="P11"/>
                    <text:p text:style-name="P11">ksft_finished();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24" presentation:style-name="pr4" draw:text-style-name="P5" draw:layer="layout" svg:width="26.623cm" svg:height="2.767cm" svg:x="0.6cm" svg:y="0.484cm" presentation:class="title" presentation:user-transformed="true">
          <draw:text-box>
            <text:p>Running tests</text:p>
          </draw:text-box>
        </draw:frame>
        <draw:frame draw:name="Content Placeholder 2_21" presentation:style-name="pr5" draw:text-style-name="P8" draw:layer="layout" svg:width="26.612cm" svg:height="10.887cm" svg:x="0.7cm" svg:y="2.711cm" presentation:class="outline" presentation:user-transformed="true">
          <draw:text-box>
            <text:list text:style-name="L4">
              <text:list-item>
                <text:p text:style-name="P10">Run one sub-directory from binary directly</text:p>
                <text:list>
                  <text:list-item>
                    <text:p text:style-name="P11">make -C tools/testing/selftests TARGET=vm run_tests</text:p>
                  </text:list-item>
                  <text:list-item>
                    <text:p text:style-name="P11">make -C tools/testing/selftests run_tests # build and run all tests</text:p>
                  </text:list-item>
                  <text:list-item>
                    <text:p text:style-name="P13"><text:span text:style-name="T5">make kselftest </text:span># build and run all tests</text:p>
                  </text:list-item>
                </text:list>
              </text:list-item>
              <text:list-item>
                <text:p text:style-name="P11">Merge config of kselftests</text:p>
                <text:list>
                  <text:list-item>
                    <text:p text:style-name="P11">make kselftest-mer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25" presentation:style-name="pr4" draw:text-style-name="P5" draw:layer="layout" svg:width="26.623cm" svg:height="2.767cm" svg:x="0.6cm" svg:y="0.484cm" presentation:class="title" presentation:user-transformed="true">
          <draw:text-box>
            <text:p>Test modules</text:p>
          </draw:text-box>
        </draw:frame>
        <draw:frame draw:name="Content Placeholder 2_22" presentation:style-name="pr5" draw:text-style-name="P8" draw:layer="layout" svg:width="26.612cm" svg:height="10.887cm" svg:x="0.7cm" svg:y="2.711cm" presentation:class="outline" presentation:user-transformed="true">
          <draw:text-box>
            <text:list text:style-name="L4">
              <text:list-item>
                <text:p text:style-name="P10">Create the test module in lib/</text:p>
              </text:list-item>
              <text:list-item>
                <text:p text:style-name="P14">Create the test script that will run the module</text:p>
              </text:list-item>
              <text:list-item>
                <text:p text:style-name="P14">Add line to config file tools/testing/selftests/lib/config</text:p>
              </text:list-item>
              <text:list-item>
                <text:p text:style-name="P14">Add test script to makefile: selftests/lib/Make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_20_and_20_Table" presentation:use-footer-name="ftr1">
        <office:forms form:automatic-focus="false" form:apply-design-mode="false"/>
        <draw:frame draw:name="Title 1_16" presentation:style-name="pr7" draw:text-style-name="P16" draw:layer="layout" svg:width="26.614cm" svg:height="1.92cm" svg:x="0.7cm" svg:y="8.385cm" presentation:class="title" presentation:user-transformed="true">
          <draw:text-box>
            <text:p text:style-name="P15"><text:span text:style-name="T6">Thank you!</text:span></text:p>
          </draw:text-box>
        </draw:frame>
        <draw:g>
          <draw:path draw:style-name="gr2" draw:text-style-name="P17" draw:layer="layout" svg:width="3.197cm" svg:height="3.743cm" svg:x="9.809cm" svg:y="3.446cm" svg:viewBox="0 0 3198 3744" svg:d="M2725 2724c-78 78-153 136-249 191-192 111-381 161-603 161s-411-50-603-161c-193-111-330-249-441-441s-161-380-161-601c0-222 50-411 161-603s248-330 441-441c192-111 381-161 603-161s411 50 603 161c96 56 171 113 250 192 157-158 314-315 472-472-122-122-239-212-388-298-299-172-592-251-937-251s-638 79-936 251c-299 172-514 386-686 685-172 298-251 592-251 937 0 344 79 637 251 935 172 299 387 513 686 685 298 172 591 251 936 251s638-79 937-251c149-86 265-175 387-297-158-157-315-314-472-472z">
            <text:p/>
          </draw:path>
          <draw:path draw:style-name="gr3" draw:text-style-name="P18" draw:layer="layout" svg:width="3.745cm" svg:height="3.743cm" svg:x="14.489cm" svg:y="3.446cm" svg:viewBox="0 0 3746 3744" svg:d="M1873 3076c-222 0-410-50-603-161-192-111-330-249-441-441s-161-381-161-602c0-222 50-410 161-602s248-330 441-441c192-111 381-161 603-161s411 50 603 161 330 249 441 441 161 380 161 602c0 221-50 410-161 602s-249 330-441 441-381 161-603 161zM1873 0c-345 0-639 79-937 251-299 172-513 386-685 685-173 298-251 591-251 936 0 344 78 638 251 936 172 299 386 513 685 685 298 172 592 251 937 251s637-79 936-251c298-172 514-387 686-685 172-299 251-592 251-935 0-1 0-1 0-1 0-344-79-637-251-936-172-298-387-513-686-685-298-172-591-251-936-251z">
            <text:p/>
          </draw:path>
          <draw:path draw:style-name="gr3" draw:text-style-name="P18" draw:layer="layout" svg:width="1.43cm" svg:height="1.919cm" svg:x="12.886cm" svg:y="4.356cm" svg:viewBox="0 0 1431 1920" svg:d="M1431 960c-320-320-641-640-961-960-157 157-313 313-470 470 164 163 327 326 491 490-164 163-327 327-491 491 157 156 313 313 470 469 164-163 327-326 491-489 157-157 313-314 470-47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Table" presentation:presentation-page-layout-name="AL2T1" presentation:use-footer-name="ftr1">
        <office:forms form:automatic-focus="false" form:apply-design-mode="false"/>
        <draw:frame draw:name="Title 1_0" presentation:style-name="pr4" draw:text-style-name="P5" draw:layer="layout" svg:width="26.623cm" svg:height="2.767cm" svg:x="0.6cm" svg:y="0.484cm" presentation:class="title" presentation:user-transformed="true">
          <draw:text-box>
            <text:p>Example code</text:p>
          </draw:text-box>
        </draw:frame>
        <draw:frame draw:name="Content Placeholder 2_0" presentation:style-name="pr5" draw:text-style-name="P20" draw:layer="layout" svg:width="26.612cm" svg:height="10.887cm" svg:x="0.7cm" svg:y="2.711cm" presentation:class="outline" presentation:user-transformed="true">
          <draw:text-box>
            <text:list text:style-name="L5">
              <text:list-header>
                <text:p text:style-name="P19"><text:span text:style-name="T7">commit ca979e09f6c929135d05983eabb50178fa4cedba</text:span></text:p>
              </text:list-header>
              <text:list-item>
                <text:p text:style-name="P19"><text:span text:style-name="T7">Author: Muhammad Usama Anjum &lt;usama.anjum@collabora.com&gt;</text:span></text:p>
              </text:list-item>
              <text:list-item>
                <text:p text:style-name="P19"><text:span text:style-name="T7">Date: <text:s text:c="2"/>Tue Oct 25 18:32:40 2022 +0500</text:span></text:p>
              </text:list-item>
              <text:list-item>
                <text:p text:style-name="P19"><text:span text:style-name="T7"/></text:p>
              </text:list-item>
              <text:list-item>
                <text:p text:style-name="P19"><text:span text:style-name="T7"><text:s text:c="4"/></text:span><text:span text:style-name="T7">example</text:span></text:p>
              </text:list-item>
              <text:list-item>
                <text:p text:style-name="P19"><text:span text:style-name="T7"/></text:p>
              </text:list-item>
              <text:list-item>
                <text:p text:style-name="P19"><text:span text:style-name="T7">diff --git a/tools/testing/selftests/Makefile b/tools/testing/selftests/Makefile</text:span></text:p>
              </text:list-item>
              <text:list-item>
                <text:p text:style-name="P19"><text:span text:style-name="T7">index 0464b2c6c1e4..31fe2840ac43 100644</text:span></text:p>
              </text:list-item>
              <text:list-item>
                <text:p text:style-name="P19"><text:span text:style-name="T7">--- a/tools/testing/selftests/Makefile</text:span></text:p>
              </text:list-item>
              <text:list-item>
                <text:p text:style-name="P19"><text:span text:style-name="T7">+++ b/tools/testing/selftests/Makefile</text:span></text:p>
              </text:list-item>
              <text:list-item>
                <text:p text:style-name="P19"><text:span text:style-name="T7">@@ -16,6 +16,7 @@ TARGETS += drivers/s390x/uvdevice</text:span></text:p>
              </text:list-item>
              <text:list-item>
                <text:p text:style-name="P19"><text:span text:style-name="T7"><text:s/></text:span><text:span text:style-name="T7">TARGETS += drivers/net/bonding</text:span></text:p>
              </text:list-item>
              <text:list-item>
                <text:p text:style-name="P19"><text:span text:style-name="T7"><text:s/></text:span><text:span text:style-name="T7">TARGETS += drivers/net/team</text:span></text:p>
              </text:list-item>
              <text:list-item>
                <text:p text:style-name="P19"><text:span text:style-name="T7"><text:s/></text:span><text:span text:style-name="T7">TARGETS += efivarfs</text:span></text:p>
              </text:list-item>
              <text:list-item>
                <text:p text:style-name="P19"><text:span text:style-name="T7">+TARGETS += example</text:span></text:p>
              </text:list-item>
              <text:list-item>
                <text:p text:style-name="P19"><text:span text:style-name="T7"><text:s/></text:span><text:span text:style-name="T7">TARGETS += exec</text:span></text:p>
              </text:list-item>
              <text:list-item>
                <text:p text:style-name="P19"><text:span text:style-name="T7"><text:s/></text:span><text:span text:style-name="T7">TARGETS += filesystems</text:span></text:p>
              </text:list-item>
              <text:list-item>
                <text:p text:style-name="P19"><text:span text:style-name="T7"><text:s/></text:span><text:span text:style-name="T7">TARGETS += filesystems/binderfs</text:span></text:p>
              </text:list-item>
              <text:list-item>
                <text:p text:style-name="P19"><text:span text:style-name="T7">diff --git a/tools/testing/selftests/example/.gitignore b/tools/testing/selftests/example/.gitignore</text:span></text:p>
              </text:list-item>
              <text:list-item>
                <text:p text:style-name="P19"><text:span text:style-name="T7">new file mode 100644</text:span></text:p>
              </text:list-item>
              <text:list-item>
                <text:p text:style-name="P19"><text:span text:style-name="T7">index 000000000000..ad5d5054b272</text:span></text:p>
              </text:list-item>
              <text:list-item>
                <text:p text:style-name="P19"><text:span text:style-name="T7">--- /dev/null</text:span></text:p>
              </text:list-item>
              <text:list-item>
                <text:p text:style-name="P19"><text:span text:style-name="T7">+++ b/tools/testing/selftests/example/.gitignore</text:span></text:p>
              </text:list-item>
              <text:list-item>
                <text:p text:style-name="P19"><text:span text:style-name="T7">@@ -0,0 +1,2 @@</text:span></text:p>
              </text:list-item>
              <text:list-item>
                <text:p text:style-name="P19"><text:span text:style-name="T7">+example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diff --git a/tools/testing/selftests/example/Makefile b/tools/testing/selftests/example/Makefile</text:span></text:p>
              </text:list-item>
              <text:list-item>
                <text:p text:style-name="P19"><text:span text:style-name="T7">new file mode 100644</text:span></text:p>
              </text:list-item>
              <text:list-item>
                <text:p text:style-name="P19"><text:span text:style-name="T7">index 000000000000..da24bbeaf4e6</text:span></text:p>
              </text:list-item>
              <text:list-item>
                <text:p text:style-name="P19"><text:span text:style-name="T7">--- /dev/null</text:span></text:p>
              </text:list-item>
              <text:list-item>
                <text:p text:style-name="P19"><text:span text:style-name="T7">+++ b/tools/testing/selftests/example/Makefile</text:span></text:p>
              </text:list-item>
              <text:list-item>
                <text:p text:style-name="P19"><text:span text:style-name="T7">@@ -0,0 +1,4 @@</text:span></text:p>
              </text:list-item>
              <text:list-item>
                <text:p text:style-name="P19"><text:span text:style-name="T7">+CFLAGS += -Wall $(KHDR_INCLUDES)</text:span></text:p>
              </text:list-item>
              <text:list-item>
                <text:p text:style-name="P19"><text:span text:style-name="T7">+TEST_GEN_PROGS := example</text:span></text:p>
              </text:list-item>
              <text:list-item>
                <text:p text:style-name="P19"><text:span text:style-name="T7">+include ../lib.mk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diff --git a/tools/testing/selftests/example/config b/tools/testing/selftests/example/config</text:span></text:p>
              </text:list-item>
              <text:list-item>
                <text:p text:style-name="P19"><text:span text:style-name="T7">new file mode 100644</text:span></text:p>
              </text:list-item>
              <text:list-item>
                <text:p text:style-name="P19"><text:span text:style-name="T7">index 000000000000..356f2edd8522</text:span></text:p>
              </text:list-item>
              <text:list-item>
                <text:p text:style-name="P19"><text:span text:style-name="T7">--- /dev/null</text:span></text:p>
              </text:list-item>
              <text:list-item>
                <text:p text:style-name="P19"><text:span text:style-name="T7">+++ b/tools/testing/selftests/example/config</text:span></text:p>
              </text:list-item>
              <text:list-item>
                <text:p text:style-name="P19"><text:span text:style-name="T7">@@ -0,0 +1 @@</text:span></text:p>
              </text:list-item>
              <text:list-item>
                <text:p text:style-name="P19"><text:span text:style-name="T7">+CONFIG_MEM_SOFT_DIRTY=y</text:span></text:p>
              </text:list-item>
              <text:list-item>
                <text:p text:style-name="P19"><text:span text:style-name="T7">diff --git a/tools/testing/selftests/example/example.c b/tools/testing/selftests/example/example.c</text:span></text:p>
              </text:list-item>
              <text:list-item>
                <text:p text:style-name="P19"><text:span text:style-name="T7">new file mode 100644</text:span></text:p>
              </text:list-item>
              <text:list-item>
                <text:p text:style-name="P19"><text:span text:style-name="T7">index 000000000000..7224885a971c</text:span></text:p>
              </text:list-item>
              <text:list-item>
                <text:p text:style-name="P19"><text:span text:style-name="T7">--- /dev/null</text:span></text:p>
              </text:list-item>
              <text:list-item>
                <text:p text:style-name="P19"><text:span text:style-name="T7">+++ b/tools/testing/selftests/example/example.c</text:span></text:p>
              </text:list-item>
              <text:list-item>
                <text:p text:style-name="P19"><text:span text:style-name="T7">@@ -0,0 +1,80 @@</text:span></text:p>
              </text:list-item>
              <text:list-item>
                <text:p text:style-name="P19"><text:span text:style-name="T7">+#include &lt;stdio.h&gt;</text:span></text:p>
              </text:list-item>
              <text:list-item>
                <text:p text:style-name="P19"><text:span text:style-name="T7">+#include &lt;fcntl.h&gt;</text:span></text:p>
              </text:list-item>
              <text:list-item>
                <text:p text:style-name="P19"><text:span text:style-name="T7">+#include &lt;linux/fs.h&gt;</text:span></text:p>
              </text:list-item>
              <text:list-item>
                <text:p text:style-name="P19"><text:span text:style-name="T7">+#include &lt;sys/ioctl.h&gt;</text:span></text:p>
              </text:list-item>
              <text:list-item>
                <text:p text:style-name="P19"><text:span text:style-name="T7">+#include "../kselftest.h"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#define TEST_ITERATIONS 10000</text:span></text:p>
              </text:list-item>
              <text:list-item>
                <text:p text:style-name="P19"><text:span text:style-name="T7">+#define PAGEMAP "/proc/self/pagemap"</text:span></text:p>
              </text:list-item>
              <text:list-item>
                <text:p text:style-name="P19"><text:span text:style-name="T7">+int pagemap_fd;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static long pagemap_ioctl(void *start, int len, void *vec, int vec_len, int flag)</text:span></text:p>
              </text:list-item>
              <text:list-item>
                <text:p text:style-name="P19"><text:span text:style-name="T7">+{</text:span></text:p>
              </text:list-item>
              <text:list-item>
                <text:p text:style-name="P19"><text:span text:style-name="T7">+</text:span><text:span text:style-name="T7"><text:tab/></text:span><text:span text:style-name="T7">struct pagemap_scan_args arg;</text:span></text:p>
              </text:list-item>
              <text:list-item>
                <text:p text:style-name="P19"><text:span text:style-name="T7">+</text:span><text:span text:style-name="T7"><text:tab/></text:span><text:span text:style-name="T7">int ret;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</text:span><text:span text:style-name="T7"><text:tab/></text:span><text:span text:style-name="T7">arg.start = start;</text:span></text:p>
              </text:list-item>
              <text:list-item>
                <text:p text:style-name="P19"><text:span text:style-name="T7">+</text:span><text:span text:style-name="T7"><text:tab/></text:span><text:span text:style-name="T7">arg.len = len;</text:span></text:p>
              </text:list-item>
              <text:list-item>
                <text:p text:style-name="P19"><text:span text:style-name="T7">+</text:span><text:span text:style-name="T7"><text:tab/></text:span><text:span text:style-name="T7">arg.vec = vec;</text:span></text:p>
              </text:list-item>
              <text:list-item>
                <text:p text:style-name="P19"><text:span text:style-name="T7">+</text:span><text:span text:style-name="T7"><text:tab/></text:span><text:span text:style-name="T7">arg.vec_len = vec_len;</text:span></text:p>
              </text:list-item>
              <text:list-item>
                <text:p text:style-name="P19"><text:span text:style-name="T7">+</text:span><text:span text:style-name="T7"><text:tab/></text:span><text:span text:style-name="T7">arg.flags = flag;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</text:span><text:span text:style-name="T7"><text:tab/></text:span><text:span text:style-name="T7">ret = ioctl(pagemap_fd, PAGEMAP_SCAN, &amp;arg);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</text:span><text:span text:style-name="T7"><text:tab/></text:span><text:span text:style-name="T7">return ret;</text:span></text:p>
              </text:list-item>
              <text:list-item>
                <text:p text:style-name="P19"><text:span text:style-name="T7">+}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static void test_simple(int page_size)</text:span></text:p>
              </text:list-item>
              <text:list-item>
                <text:p text:style-name="P19"><text:span text:style-name="T7">+{</text:span></text:p>
              </text:list-item>
              <text:list-item>
                <text:p text:style-name="P19"><text:span text:style-name="T7">+</text:span><text:span text:style-name="T7"><text:tab/></text:span><text:span text:style-name="T7">int i;</text:span></text:p>
              </text:list-item>
              <text:list-item>
                <text:p text:style-name="P19"><text:span text:style-name="T7">+</text:span><text:span text:style-name="T7"><text:tab/></text:span><text:span text:style-name="T7">char *map;</text:span></text:p>
              </text:list-item>
              <text:list-item>
                <text:p text:style-name="P19"><text:span text:style-name="T7">+</text:span><text:span text:style-name="T7"><text:tab/></text:span><text:span text:style-name="T7">loff_t *vec = NULL;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</text:span><text:span text:style-name="T7"><text:tab/></text:span><text:span text:style-name="T7">map = aligned_alloc(page_size, page_size);</text:span></text:p>
              </text:list-item>
              <text:list-item>
                <text:p text:style-name="P19"><text:span text:style-name="T7">+</text:span><text:span text:style-name="T7"><text:tab/></text:span><text:span text:style-name="T7">if (!map)</text:span></text:p>
              </text:list-item>
              <text:list-item>
                <text:p text:style-name="P19"><text:span text:style-name="T7">+</text:span><text:span text:style-name="T7"><text:tab/></text:span><text:span text:style-name="T7"><text:tab/></text:span><text:span text:style-name="T7">ksft_exit_fail_msg("mmap failed\n");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//</text:span><text:span text:style-name="T7"><text:tab/></text:span><text:span text:style-name="T7">clear_softdirty();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</text:span><text:span text:style-name="T7"><text:tab/></text:span><text:span text:style-name="T7">for (i = 0 ; i &lt; TEST_ITERATIONS; i++) {</text:span></text:p>
              </text:list-item>
              <text:list-item>
                <text:p text:style-name="P19"><text:span text:style-name="T7">+</text:span><text:span text:style-name="T7"><text:tab/></text:span><text:span text:style-name="T7"><text:tab/></text:span><text:span text:style-name="T7">if (pagemap_ioctl(map, page_size, vec, 1, 0) == 1) {</text:span></text:p>
              </text:list-item>
              <text:list-item>
                <text:p text:style-name="P19"><text:span text:style-name="T7">+</text:span><text:span text:style-name="T7"><text:tab/></text:span><text:span text:style-name="T7"><text:tab/></text:span><text:span text:style-name="T7"><text:tab/></text:span><text:span text:style-name="T7">ksft_print_msg("dirty bit was 1, but should be 0 (i=%d)\n", i);</text:span></text:p>
              </text:list-item>
              <text:list-item>
                <text:p text:style-name="P19"><text:span text:style-name="T7">+</text:span><text:span text:style-name="T7"><text:tab/></text:span><text:span text:style-name="T7"><text:tab/></text:span><text:span text:style-name="T7"><text:tab/></text:span><text:span text:style-name="T7">break;</text:span></text:p>
              </text:list-item>
              <text:list-item>
                <text:p text:style-name="P19"><text:span text:style-name="T7">+</text:span><text:span text:style-name="T7"><text:tab/></text:span><text:span text:style-name="T7"><text:tab/></text:span><text:span text:style-name="T7">}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//</text:span><text:span text:style-name="T7"><text:tab/></text:span><text:span text:style-name="T7"><text:tab/></text:span><text:span text:style-name="T7">clear_softdirty();</text:span></text:p>
              </text:list-item>
              <text:list-item>
                <text:p text:style-name="P19"><text:span text:style-name="T7">+</text:span><text:span text:style-name="T7"><text:tab/></text:span><text:span text:style-name="T7"><text:tab/></text:span><text:span text:style-name="T7">// Write something to the page to get the dirty bit enabled on the page</text:span></text:p>
              </text:list-item>
              <text:list-item>
                <text:p text:style-name="P19"><text:span text:style-name="T7">+</text:span><text:span text:style-name="T7"><text:tab/></text:span><text:span text:style-name="T7"><text:tab/></text:span><text:span text:style-name="T7">map[0]++;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</text:span><text:span text:style-name="T7"><text:tab/></text:span><text:span text:style-name="T7"><text:tab/></text:span><text:span text:style-name="T7">if (pagemap_ioctl(map, page_size, vec, 1, 0) == 0) {</text:span></text:p>
              </text:list-item>
              <text:list-item>
                <text:p text:style-name="P19"><text:span text:style-name="T7">+</text:span><text:span text:style-name="T7"><text:tab/></text:span><text:span text:style-name="T7"><text:tab/></text:span><text:span text:style-name="T7"><text:tab/></text:span><text:span text:style-name="T7">ksft_print_msg("dirty bit was 0, but should be 1 (i=%d)\n", i);</text:span></text:p>
              </text:list-item>
              <text:list-item>
                <text:p text:style-name="P19"><text:span text:style-name="T7">+</text:span><text:span text:style-name="T7"><text:tab/></text:span><text:span text:style-name="T7"><text:tab/></text:span><text:span text:style-name="T7"><text:tab/></text:span><text:span text:style-name="T7">break;</text:span></text:p>
              </text:list-item>
              <text:list-item>
                <text:p text:style-name="P19"><text:span text:style-name="T7">+</text:span><text:span text:style-name="T7"><text:tab/></text:span><text:span text:style-name="T7"><text:tab/></text:span><text:span text:style-name="T7">}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//</text:span><text:span text:style-name="T7"><text:tab/></text:span><text:span text:style-name="T7"><text:tab/></text:span><text:span text:style-name="T7">clear_softdirty();</text:span></text:p>
              </text:list-item>
              <text:list-item>
                <text:p text:style-name="P19"><text:span text:style-name="T7">+</text:span><text:span text:style-name="T7"><text:tab/></text:span><text:span text:style-name="T7">}</text:span></text:p>
              </text:list-item>
              <text:list-item>
                <text:p text:style-name="P19"><text:span text:style-name="T7">+</text:span><text:span text:style-name="T7"><text:tab/></text:span><text:span text:style-name="T7">free(map);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</text:span><text:span text:style-name="T7"><text:tab/></text:span><text:span text:style-name="T7">ksft_test_result(i == TEST_ITERATIONS, "Test %s\n", __func__);</text:span></text:p>
              </text:list-item>
              <text:list-item>
                <text:p text:style-name="P19"><text:span text:style-name="T7">+}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int main()</text:span></text:p>
              </text:list-item>
              <text:list-item>
                <text:p text:style-name="P19"><text:span text:style-name="T7">+{</text:span></text:p>
              </text:list-item>
              <text:list-item>
                <text:p text:style-name="P19"><text:span text:style-name="T7">+</text:span><text:span text:style-name="T7"><text:tab/></text:span><text:span text:style-name="T7">ksft_print_header();</text:span></text:p>
              </text:list-item>
              <text:list-item>
                <text:p text:style-name="P19"><text:span text:style-name="T7">+</text:span><text:span text:style-name="T7"><text:tab/></text:span><text:span text:style-name="T7">ksft_set_plan(44);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</text:span><text:span text:style-name="T7"><text:tab/></text:span><text:span text:style-name="T7">pagemap_fd = open(PAGEMAP, O_RDWR);</text:span></text:p>
              </text:list-item>
              <text:list-item>
                <text:p text:style-name="P19"><text:span text:style-name="T7">+</text:span><text:span text:style-name="T7"><text:tab/></text:span><text:span text:style-name="T7">if (pagemap_fd &lt; 0)</text:span></text:p>
              </text:list-item>
              <text:list-item>
                <text:p text:style-name="P19"><text:span text:style-name="T7">+</text:span><text:span text:style-name="T7"><text:tab/></text:span><text:span text:style-name="T7"><text:tab/></text:span><text:span text:style-name="T7">ksft_exit_fail_msg("error nomem\n");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</text:span><text:span text:style-name="T7"><text:tab/></text:span><text:span text:style-name="T7">test_simple(getpagesize());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</text:span><text:span text:style-name="T7"><text:tab/></text:span><text:span text:style-name="T7">// test1();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</text:span><text:span text:style-name="T7"><text:tab/></text:span><text:span text:style-name="T7">// test2();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</text:span><text:span text:style-name="T7"><text:tab/></text:span><text:span text:style-name="T7">// ..</text:span></text:p>
              </text:list-item>
              <text:list-item>
                <text:p text:style-name="P19"><text:span text:style-name="T7">+</text:span></text:p>
              </text:list-item>
              <text:list-item>
                <text:p text:style-name="P19"><text:span text:style-name="T7">+</text:span><text:span text:style-name="T7"><text:tab/></text:span><text:span text:style-name="T7">close(pagemap_fd);</text:span></text:p>
              </text:list-item>
              <text:list-item>
                <text:p text:style-name="P19"><text:span text:style-name="T7">+</text:span><text:span text:style-name="T7"><text:tab/></text:span><text:span text:style-name="T7">return ksft_exit_pass();</text:span></text:p>
              </text:list-item>
              <text:list-item>
                <text:p text:style-name="P19"><text:span text:style-name="T7">+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rla4" svg:font-family="Karla" style:font-pitch="variable"/>
    <style:font-face style:name="Karla" svg:font-family="Karla" style:font-adornments="Bold" style:font-pitch="variable"/>
    <style:font-face style:name="Karla3" svg:font-family="Karla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Karla1" svg:font-family="Karla" style:font-family-generic="roman" style:font-pitch="variable"/>
    <style:font-face style:name="Karla5" svg:font-family="Karla" style:font-adornments="Bold" style:font-family-generic="roman" style:font-pitch="variable"/>
    <style:font-face style:name="Karla2" svg:font-family="Karl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title_5f_peep_5f_noLogo" draw:display-name="title_peep_noLogo" xlink:href="Pictures/1000000000000DA9000007AE235B9952E650DAFC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5c2983" draw:marker-start-width="0.2cm" draw:marker-start-center="false" draw:marker-end-width="0.2cm" draw:marker-end-center="false" draw:fill="solid" draw:fill-color="#5c2983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Karla3" fo:font-family="Karla" style:font-style-name="Regular" style:font-pitch="variable" fo:font-size="1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ver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Cover-backgroundobjects" style:family="presentation">
      <style:graphic-properties draw:textarea-horizontal-align="justify" draw:shadow="hidden" draw:shadow-offset-x="0.2cm" draw:shadow-offset-y="0.2cm" draw:shadow-color="#808080"/>
      <style:text-properties style:font-name="Karla3" fo:font-family="Karla" style:font-style-name="Regular" style:font-pitch="variable" style:letter-kerning="true"/>
    </style:style>
    <style:style style:name="Cover-notes" style:family="presentation">
      <style:graphic-properties draw:stroke="none" draw:fill="none" draw:fill-image-width="0cm" draw:fill-image-height="0cm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Karla3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Cover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3" fo:font-family="Karla" style:font-style-name="Regular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-outline2" style:family="presentation" style:parent-style-name="Cover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style:font-name="Karla3" fo:font-family="Karla" style:font-style-name="Regular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3" style:family="presentation" style:parent-style-name="Cover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style:font-name="Karla3" fo:font-family="Karla" style:font-style-name="Regular" style:font-pitch="variable" fo:font-size="13.1999998092651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-outline4" style:family="presentation" style:parent-style-name="Cover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style:font-name="Karla3" fo:font-family="Karla" style:font-style-name="Regular" style:font-pitch="variable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-outline5" style:family="presentation" style:parent-style-name="Cover-outline4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6" style:family="presentation" style:parent-style-name="Cover-outline5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7" style:family="presentation" style:parent-style-name="Cover-outline6">
      <style:paragraph-properties fo:margin-left="0cm" fo:margin-right="0cm" fo:margin-top="0.051cm" fo:margin-bottom="0.051cm" fo:line-height="150%" fo:text-indent="0cm"/>
      <style:text-properties fo:font-size="13.1999998092651pt" style:font-size-asian="20pt" style:font-size-complex="20pt"/>
    </style:style>
    <style:style style:name="Cover-outline8" style:family="presentation" style:parent-style-name="Cover-outline7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outline9" style:family="presentation" style:parent-style-name="Cover-outline8">
      <style:paragraph-properties fo:margin-left="0cm" fo:margin-right="0cm" fo:margin-top="0.081cm" fo:margin-bottom="0cm" fo:text-indent="0cm"/>
      <style:text-properties fo:font-size="13.1999998092651pt" style:font-size-asian="20pt" style:font-size-complex="20pt"/>
    </style:style>
    <style:style style:name="Cover-subtitle" style:family="presentation">
      <style:graphic-properties draw:stroke="none" draw:fill="none" draw:textarea-vertical-align="middle">
        <text:list-style style:name="Cov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Karla3" fo:font-family="Karla" style:font-style-name="Regular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-title" style:family="presentation">
      <style:graphic-properties draw:stroke="none" svg:stroke-color="#3465a4" draw:fill="none" draw:textarea-vertical-align="middle" draw:shadow-color="#000000">
        <text:list-style style:name="Cov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style:text-outline="false" style:text-line-through-style="none" style:text-line-through-type="none" style:text-position="0% 100%" style:font-name="Karla3" fo:font-family="Karla" style:font-style-name="Regular" style:font-pitch="variable" fo:font-size="3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background" style:display-name="Cover Image-background" style:family="presentation">
      <style:graphic-properties draw:stroke="none" draw:fill="bitmap" draw:fill-color="#ced0d2" draw:fill-image-name="title_5f_peep_5f_noLogo" style:repeat="stretch"/>
      <style:text-properties style:letter-kerning="true"/>
    </style:style>
    <style:style style:name="Cover_20_Image-backgroundobjects" style:display-name="Cover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Image-notes" style:display-name="Cover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Image-outline1" style:display-name="Cover Image-outline1" style:family="presentation">
      <style:graphic-properties draw:stroke="none" draw:fill="none" draw:auto-grow-height="false" draw:fit-to-size="false" style:shrink-to-fit="true">
        <text:list-style style:name="Cover_20_Image-outline1" style:display-name="Cover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81cm" fo:margin-bottom="0cm" fo:line-height="84%" fo:text-align="start" fo:text-indent="0cm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4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Image-outline2" style:display-name="Cover Image-outline2" style:family="presentation" style:parent-style-name="Cover_20_Imag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2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3" style:display-name="Cover Image-outline3" style:family="presentation" style:parent-style-name="Cover_20_Imag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2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Image-outline4" style:display-name="Cover Image-outline4" style:family="presentation" style:parent-style-name="Cover_20_Imag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27.8999996185303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Image-outline5" style:display-name="Cover Image-outline5" style:family="presentation" style:parent-style-name="Cover_20_Image-outline4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6" style:display-name="Cover Image-outline6" style:family="presentation" style:parent-style-name="Cover_20_Image-outline5">
      <style:paragraph-properties fo:margin-left="0cm" fo:margin-right="0cm" fo:margin-top="0.081cm" fo:margin-bottom="0cm" fo:text-indent="0cm"/>
      <style:text-properties fo:font-size="27.8999996185303pt" style:font-size-asian="20pt" style:font-size-complex="20pt"/>
    </style:style>
    <style:style style:name="Cover_20_Image-outline7" style:display-name="Cover Image-outline7" style:family="presentation" style:parent-style-name="Cover_20_Image-outline6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8" style:display-name="Cover Image-outline8" style:family="presentation" style:parent-style-name="Cover_20_Image-outline7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outline9" style:display-name="Cover Image-outline9" style:family="presentation" style:parent-style-name="Cover_20_Image-outline8">
      <style:paragraph-properties fo:margin-left="0cm" fo:margin-right="0cm" fo:margin-top="0.081cm" fo:margin-bottom="0cm" fo:text-indent="0cm"/>
      <style:text-properties fo:font-size="27.7999992370605pt" style:font-size-asian="20pt" style:font-size-complex="20pt"/>
    </style:style>
    <style:style style:name="Cover_20_Image-subtitle" style:display-name="Cover Image-subtitle" style:family="presentation">
      <style:graphic-properties draw:stroke="none" draw:fill="none" draw:fill-color="#ffffff" draw:textarea-vertical-align="middle" fo:min-height="9.134cm">
        <text:list-style style:name="Cover_20_Image-subtitle" style:display-name="Cover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Karla" fo:font-family="Karla" style:font-style-name="Bold" style:font-pitch="variable" fo:font-size="28pt" fo:letter-spacing="normal" fo:language="en" fo:country="CA" fo:font-style="normal" fo:text-shadow="none" style:text-underline-style="none" fo:font-weight="bold" style:text-underline-mode="continuous" style:text-overline-mode="continuous" style:text-line-through-mode="continuous" style:letter-kerning="true" style:font-name-asian="Source Han Sans CN Regular" style:font-family-asian="'Source Han Sans CN Regular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er_20_Image-title" style:display-name="Cover Image-title" style:family="presentation">
      <style:graphic-properties draw:stroke="none" draw:fill="none" draw:textarea-vertical-align="middle">
        <text:list-style style:name="Cover_20_Image-title" style:display-name="Cover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43c200" loext:opacity="100%" style:text-outline="false" style:text-line-through-style="none" style:text-line-through-type="none" style:text-position="0% 100%" style:font-name="Karla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background" style:display-name="Cover Purple-background" style:family="presentation">
      <style:graphic-properties draw:stroke="none" draw:fill="solid" draw:fill-color="#5c2983" draw:gradient-step-count="0"/>
      <style:text-properties style:letter-kerning="true"/>
    </style:style>
    <style:style style:name="Cover_20_Purple-backgroundobjects" style:display-name="Cover Pur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ver_20_Purple-notes" style:display-name="Cover Purp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er_20_Purple-outline1" style:display-name="Cover Purple-outline1" style:family="presentation">
      <style:graphic-properties draw:stroke="none" draw:fill="none" draw:auto-grow-height="false" draw:fit-to-size="false" style:shrink-to-fit="true">
        <text:list-style style:name="Cover_20_Purple-outline1" style:display-name="Cover Purple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11cm" fo:margin-bottom="0cm" fo:line-height="84%" fo:text-align="start" fo:text-indent="0cm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Karla4" fo:font-family="Karla" style:font-pitch="variable" fo:font-size="28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ver_20_Purple-outline2" style:display-name="Cover Purple-outline2" style:family="presentation" style:parent-style-name="Cover_20_Purple-outline1">
      <style:paragraph-properties fo:margin-left="0cm" fo:margin-right="0cm" fo:margin-top="0.329cm" fo:margin-bottom="0cm" fo:line-height="94%" fo:text-align="start" fo:text-indent="0cm" style:punctuation-wrap="hanging"/>
      <style:text-properties fo:font-variant="normal" fo:text-transform="none" fo:color="#ffffff" loext:opacity="100%" style:text-line-through-style="none" style:text-line-through-type="none" style:text-position="0% 100%" style:font-name="Karla4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3" style:display-name="Cover Purple-outline3" style:family="presentation" style:parent-style-name="Cover_20_Purple-outline2">
      <style:paragraph-properties fo:margin-left="0cm" fo:margin-right="0cm" fo:margin-top="0.247cm" fo:margin-bottom="0cm" fo:line-height="94%" fo:text-align="start" fo:text-indent="0cm" style:punctuation-wrap="hanging"/>
      <style:text-properties fo:font-variant="normal" fo:text-transform="none" fo:color="#ffffff" loext:opacity="100%" style:text-line-through-style="none" style:text-line-through-type="none" style:text-position="0% 100%" style:font-name="Karla4" fo:font-family="Karla" style:font-pitch="variable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ver_20_Purple-outline4" style:display-name="Cover Purple-outline4" style:family="presentation" style:parent-style-name="Cover_20_Purple-outline3">
      <style:paragraph-properties fo:margin-left="0cm" fo:margin-right="0cm" fo:margin-top="0.164cm" fo:margin-bottom="0cm" fo:line-height="97%" fo:text-align="start" fo:text-indent="0cm" style:punctuation-wrap="hanging"/>
      <style:text-properties fo:font-variant="normal" fo:text-transform="none" fo:color="#ffffff" loext:opacity="100%" style:text-line-through-style="none" style:text-line-through-type="none" style:text-position="0% 100%" style:font-name="Karla4" fo:font-family="Karla" style:font-pitch="variable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over_20_Purple-outline5" style:display-name="Cover Purple-outline5" style:family="presentation" style:parent-style-name="Cover_20_Purple-outline4">
      <style:paragraph-properties fo:margin-left="0cm" fo:margin-right="0cm" fo:margin-top="0.081cm" fo:margin-bottom="0cm" fo:text-indent="0cm"/>
      <style:text-properties fo:color="#ffffff" loext:opacity="100%" style:font-name="Karla4" fo:font-family="Karla" style:font-pitch="variable" fo:font-size="16.6000003814697pt" style:font-size-asian="20pt" style:font-size-complex="20pt"/>
    </style:style>
    <style:style style:name="Cover_20_Purple-outline6" style:display-name="Cover Purple-outline6" style:family="presentation" style:parent-style-name="Cover_20_Purple-outline5">
      <style:paragraph-properties fo:margin-left="0cm" fo:margin-right="0cm" fo:margin-top="0.081cm" fo:margin-bottom="0cm" fo:text-indent="0cm"/>
      <style:text-properties fo:color="#ffffff" loext:opacity="100%" style:font-name="Karla4" fo:font-family="Karla" style:font-pitch="variable" fo:font-size="16.6000003814697pt" style:font-size-asian="20pt" style:font-size-complex="20pt"/>
    </style:style>
    <style:style style:name="Cover_20_Purple-outline7" style:display-name="Cover Purple-outline7" style:family="presentation" style:parent-style-name="Cover_20_Purple-outline6">
      <style:paragraph-properties fo:margin-left="0cm" fo:margin-right="0cm" fo:margin-top="0.081cm" fo:margin-bottom="0cm" fo:text-indent="0cm"/>
      <style:text-properties fo:color="#ffffff" loext:opacity="100%" style:font-name="Karla4" fo:font-family="Karla" style:font-pitch="variable" fo:font-size="16.6000003814697pt" style:font-size-asian="20pt" style:font-size-complex="20pt"/>
    </style:style>
    <style:style style:name="Cover_20_Purple-outline8" style:display-name="Cover Purple-outline8" style:family="presentation" style:parent-style-name="Cover_20_Purpl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outline9" style:display-name="Cover Purple-outline9" style:family="presentation" style:parent-style-name="Cover_20_Purpl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Cover_20_Purple-subtitle" style:display-name="Cover Purple-subtitle" style:family="presentation">
      <style:graphic-properties draw:stroke="none" svg:stroke-color="#3465a4" draw:fill="none" draw:textarea-vertical-align="middle" draw:shadow-color="#000000">
        <text:list-style style:name="Cover_20_Purple-subtitle" style:display-name="Cover 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Karla" fo:font-family="Karla" style:font-style-name="Bold" style:font-pitch="variable" fo:font-size="28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ver_20_Purple-title" style:display-name="Cover Purple-title" style:family="presentation">
      <style:graphic-properties draw:stroke="none" draw:fill="none" draw:textarea-vertical-align="middle">
        <text:list-style style:name="Cover_20_Purple-title" style:display-name="Cover 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loext:opacity="100%" style:text-outline="false" style:text-line-through-style="none" style:text-line-through-type="none" style:text-position="0% 100%" style:font-name="Karla" fo:font-family="Karla" style:font-style-name="Bold" style:font-pitch="variable" fo:font-size="46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background" style:display-name="Title 1 Image-background" style:family="presentation">
      <style:graphic-properties draw:fill="none" draw:fill-color="#ffffff" draw:fill-image-width="0cm" draw:fill-image-height="0cm" style:repeat="stretch"/>
    </style:style>
    <style:style style:name="Title_20_1_20_Image-backgroundobjects" style:display-name="Title 1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1_20_Image-notes" style:display-name="Title 1 Imag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1_20_Image-outline1" style:display-name="Title 1 Image-outline1" style:family="presentation">
      <style:graphic-properties draw:stroke="none" draw:fill="none" draw:auto-grow-height="false" draw:fit-to-size="false" style:shrink-to-fit="true">
        <text:list-style style:name="Title_20_1_20_Image-outline1" style:display-name="Title 1 Imag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Karla4" fo:font-family="Karla" style:font-pitch="variable" fo:font-size="23.2000007629395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1_20_Image-outline2" style:display-name="Title 1 Image-outline2" style:family="presentation" style:parent-style-name="Title_20_1_20_Imag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3" style:display-name="Title 1 Image-outline3" style:family="presentation" style:parent-style-name="Title_20_1_20_Imag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line-through-style="none" style:text-line-through-type="none" style:text-position="0% 100%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1_20_Image-outline4" style:display-name="Title 1 Image-outline4" style:family="presentation" style:parent-style-name="Title_20_1_20_Imag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style:use-window-font-color="true" loext:opacity="0%" style:text-line-through-style="none" style:text-line-through-type="none" style:text-position="0% 100%" fo:font-size="9.8999996185302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1_20_Image-outline5" style:display-name="Title 1 Image-outline5" style:family="presentation" style:parent-style-name="Title_20_1_20_Image-outline4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fo:font-size="16.6000003814697pt" style:font-size-asian="20pt" style:font-size-complex="20pt"/>
    </style:style>
    <style:style style:name="Title_20_1_20_Image-outline6" style:display-name="Title 1 Image-outline6" style:family="presentation" style:parent-style-name="Title_20_1_20_Image-outline5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fo:font-size="16.6000003814697pt" style:font-size-asian="20pt" style:font-size-complex="20pt"/>
    </style:style>
    <style:style style:name="Title_20_1_20_Image-outline7" style:display-name="Title 1 Image-outline7" style:family="presentation" style:parent-style-name="Title_20_1_20_Image-outline6">
      <style:paragraph-properties fo:margin-left="0cm" fo:margin-right="0cm" fo:margin-top="0.051cm" fo:margin-bottom="0.051cm" fo:line-height="150%" fo:text-align="start" fo:text-indent="0cm"/>
      <style:text-properties style:use-window-font-color="true" loext:opacity="0%" fo:font-size="16.6000003814697pt" style:font-size-asian="20pt" style:font-size-complex="20pt"/>
    </style:style>
    <style:style style:name="Title_20_1_20_Image-outline8" style:display-name="Title 1 Image-outline8" style:family="presentation" style:parent-style-name="Title_20_1_20_Image-outline7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outline9" style:display-name="Title 1 Image-outline9" style:family="presentation" style:parent-style-name="Title_20_1_20_Image-outline8">
      <style:paragraph-properties fo:margin-left="0cm" fo:margin-right="0cm" fo:margin-top="0.081cm" fo:margin-bottom="0cm" fo:text-indent="0cm"/>
      <style:text-properties fo:font-size="16.6000003814697pt" style:font-size-asian="20pt" style:font-size-complex="20pt"/>
    </style:style>
    <style:style style:name="Title_20_1_20_Image-subtitle" style:display-name="Title 1 Image-subtitle" style:family="presentation">
      <style:graphic-properties draw:stroke="none" draw:fill="none" draw:textarea-vertical-align="middle">
        <text:list-style style:name="Title_20_1_20_Image-subtitle" style:display-name="Title 1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1_20_Image-title" style:display-name="Title 1 Image-title" style:family="presentation">
      <style:graphic-properties draw:stroke="none" draw:fill="none" draw:textarea-vertical-align="middle">
        <text:list-style style:name="Title_20_1_20_Image-title" style:display-name="Title 1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4" fo:font-family="Karla" style:font-pitch="variable" fo:font-size="23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23pt" style:language-asian="en" style:country-asian="US" style:font-style-asian="normal" style:font-weight-asian="bold" style:font-name-complex="Lohit Devanagari" style:font-family-complex="'Lohit Devanagari'" style:font-family-generic-complex="system" style:font-pitch-complex="variable" style:font-size-complex="23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and_20_Table-background" style:display-name="Title and Table-background" style:family="presentation">
      <style:graphic-properties draw:stroke="none" draw:fill="none" draw:fill-color="#ffffff" draw:fill-image-width="0cm" draw:fill-image-height="0cm" style:repeat="stretch"/>
      <style:text-properties style:letter-kerning="true"/>
    </style:style>
    <style:style style:name="Title_20_and_20_Table-backgroundobjects" style:display-name="Title and Tab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able-notes" style:display-name="Title and Tabl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able-outline1" style:display-name="Title and Table-outline1" style:family="presentation">
      <style:graphic-properties draw:stroke="none" draw:fill="none" draw:auto-grow-height="false" draw:fit-to-size="false" style:shrink-to-fit="true">
        <text:list-style style:name="Title_20_and_20_Table-outline1" style:display-name="Title and Table-outline1">
          <text:list-level-style-bullet text:level="1" text:bullet-char="●">
            <style:list-level-properties text:space-before="0.3cm" text:min-label-width="0.9cm"/>
            <style:text-properties fo:font-family="StarSymbol" fo:color="#40ba2f" fo:font-size="5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3c200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3c200" fo:font-size="5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3c200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3c200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3c200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3c200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3c200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3c200" fo:font-size="5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3c200" fo:font-size="50%"/>
          </text:list-level-style-bullet>
        </text:list-style>
      </style:graphic-properties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outline="false" style:text-line-through-style="none" style:text-line-through-type="none" style:text-position="0% 100%" style:font-name="Karla4" fo:font-family="Karla" style:font-pitch="variable" fo:font-size="26pt" fo:letter-spacing="normal" fo:language="en" fo:country="US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able-outline2" style:display-name="Title and Table-outline2" style:family="presentation" style:parent-style-name="Title_20_and_20_Table-outline1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3" style:display-name="Title and Table-outline3" style:family="presentation" style:parent-style-name="Title_20_and_20_Table-outline2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4" style:display-name="Title and Table-outline4" style:family="presentation" style:parent-style-name="Title_20_and_20_Table-outline3">
      <style:paragraph-properties fo:margin-left="0cm" fo:margin-right="0cm" fo:margin-top="0.051cm" fo:margin-bottom="0.051cm" fo:line-height="150%" fo:text-align="start" fo:text-indent="0cm" style:punctuation-wrap="hanging"/>
      <style:text-properties fo:font-variant="normal" fo:text-transform="none" fo:color="#3c3c3e" loext:opacity="100%" style:text-line-through-style="none" style:text-line-through-type="none" style:text-position="0% 100%" fo:font-size="12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Title_20_and_20_Table-outline5" style:display-name="Title and Table-outline5" style:family="presentation" style:parent-style-name="Title_20_and_20_Table-outline4">
      <style:paragraph-properties fo:margin-left="0cm" fo:margin-right="0cm" fo:margin-top="0.051cm" fo:margin-bottom="0.051cm" fo:line-height="150%" fo:text-indent="0cm"/>
      <style:text-properties fo:font-size="25.8999996185303pt"/>
    </style:style>
    <style:style style:name="Title_20_and_20_Table-outline6" style:display-name="Title and Table-outline6" style:family="presentation" style:parent-style-name="Title_20_and_20_Table-outline5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7" style:display-name="Title and Table-outline7" style:family="presentation" style:parent-style-name="Title_20_and_20_Table-outline6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8" style:display-name="Title and Table-outline8" style:family="presentation" style:parent-style-name="Title_20_and_20_Table-outline7">
      <style:paragraph-properties fo:margin-left="0cm" fo:margin-right="0cm" fo:margin-top="0.051cm" fo:margin-bottom="0.051cm" fo:line-height="150%" fo:text-indent="0cm"/>
      <style:text-properties fo:font-size="25.7999992370605pt"/>
    </style:style>
    <style:style style:name="Title_20_and_20_Table-outline9" style:display-name="Title and Table-outline9" style:family="presentation" style:parent-style-name="Title_20_and_20_Table-outline8">
      <style:paragraph-properties fo:margin-left="0cm" fo:margin-right="0cm" fo:margin-top="0.081cm" fo:margin-bottom="0cm" fo:text-indent="0cm"/>
      <style:text-properties fo:font-size="25.7999992370605pt"/>
    </style:style>
    <style:style style:name="Title_20_and_20_Table-subtitle" style:display-name="Title and Table-subtitle" style:family="presentation">
      <style:graphic-properties draw:stroke="none" draw:fill="none" draw:textarea-vertical-align="middle">
        <text:list-style style:name="Title_20_and_20_Table-subtitle" style:display-name="Title and 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able-title" style:display-name="Title and Table-title" style:family="presentation">
      <style:graphic-properties draw:stroke="none" draw:fill="none" draw:textarea-vertical-align="middle">
        <text:list-style style:name="Title_20_and_20_Table-title" style:display-name="Title and Table-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font-variant="normal" fo:text-transform="none" fo:color="#40ba2f" loext:opacity="100%" style:text-outline="false" style:text-line-through-style="none" style:text-line-through-type="none" style:text-position="0% 100%" style:font-name="Karla" fo:font-family="Karla" style:font-style-name="Bold" style:font-pitch="variable" fo:font-size="40pt" fo:letter-spacing="normal" fo:language="en" fo:country="US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4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5c298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fo:color="#ffffff" loext:opacity="100%" style:text-outline="false" style:text-line-through-style="none" style:text-line-through-type="none" style:font-name="Karla3" fo:font-family="Karla" style:font-style-name="Regular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Karla3" fo:font-family="Karla" style:font-style-name="Regular" style:font-pitch="variable"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1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1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color="#ffffff" loext:opacity="100%" fo:font-size="1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Karla4" fo:font-family="Karla" style:font-pitch="variable" fo:font-size="30pt" fo:font-style="normal" fo:text-shadow="none" style:text-underline-style="none" fo:font-weight="bold" style:letter-kerning="true" style:font-name-asian="Source Han Sans CN Regular" style:font-family-asian="'Source Han Sans CN Regular'" style:font-family-generic-asian="system" style:font-pitch-asian="variable" style:font-size-asian="30pt" style:font-style-asian="normal" style:font-weight-asian="bold" style:font-name-complex="Lohit Devanagari" style:font-family-complex="'Lohit Devanagar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 style:repeat="stretch"/>
    </style:style>
    <style:style style:name="Mdp2" style:family="drawing-page">
      <style:drawing-page-properties draw:background-size="border" draw:fill="bitmap" draw:fill-color="#ced0d2" draw:fill-image-name="title_5f_peep_5f_noLogo" style:repeat="stretch"/>
    </style:style>
    <style:style style:name="Mdp3" style:family="drawing-page">
      <style:drawing-page-properties draw:background-size="border" draw:fill="solid" draw:fill-color="#5c2983" draw:gradient-step-count="0"/>
    </style:style>
    <style:style style:name="Mdp4" style:family="drawing-page">
      <style:drawing-page-properties draw:background-size="border" draw:fill="solid" draw:fill-color="#5c2983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ver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Cover-outline1">
      <style:graphic-properties fo:min-height="9.135cm"/>
      <style:paragraph-properties style:writing-mode="lr-tb"/>
    </style:style>
    <style:style style:name="Mpr3" style:family="presentation" style:parent-style-name="Cover-title">
      <style:graphic-properties draw:auto-grow-height="false" fo:min-height="2.629cm"/>
      <style:paragraph-properties style:writing-mode="lr-tb"/>
    </style:style>
    <style:style style:name="Mpr4" style:family="presentation" style:parent-style-name="Cover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5" style:family="presentation" style:parent-style-name="Cover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Cov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Cov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Cover_20_Imag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Cover_20_Image-outline1">
      <style:graphic-properties fo:min-height="9.135cm"/>
      <style:paragraph-properties style:writing-mode="lr-tb"/>
    </style:style>
    <style:style style:name="Mpr10" style:family="presentation" style:parent-style-name="Cover_20_Image-title">
      <style:graphic-properties draw:auto-grow-height="false" fo:min-height="2.63cm"/>
      <style:paragraph-properties style:writing-mode="lr-tb"/>
    </style:style>
    <style:style style:name="Mpr11" style:family="presentation" style:parent-style-name="Cover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Cover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Cover_20_Purple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14" style:family="presentation" style:parent-style-name="Cover_20_Purple-subtitle">
      <style:graphic-properties draw:stroke="none" svg:stroke-width="0cm" draw:fill="none" draw:fill-color="#ffffff" draw:textarea-vertical-align="top" draw:auto-grow-height="true" draw:fit-to-size="false" style:shrink-to-fit="false" fo:min-height="9.134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Cover_20_Purple-outline1">
      <style:graphic-properties fo:min-height="9.135cm"/>
      <style:paragraph-properties style:writing-mode="lr-tb"/>
    </style:style>
    <style:style style:name="Mpr16" style:family="presentation" style:parent-style-name="Cover_20_Purp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Cover_20_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Cover_20_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itle_20_1_20_Image-outline1">
      <style:graphic-properties fo:min-height="9.133cm"/>
      <style:paragraph-properties style:writing-mode="lr-tb"/>
    </style:style>
    <style:style style:name="Mpr20" style:family="presentation" style:parent-style-name="Title_20_1_20_Image-title">
      <style:graphic-properties draw:auto-grow-height="false" fo:min-height="2.63cm"/>
      <style:paragraph-properties style:writing-mode="lr-tb"/>
    </style:style>
    <style:style style:name="Mpr21" style:family="presentation" style:parent-style-name="Title_20_1_20_Imag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2" style:family="presentation" style:parent-style-name="Title_20_1_20_Imag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1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20_1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Title_20_and_20_Table-backgroundobjects">
      <style:graphic-properties svg:stroke-color="#5c2983" draw:fill="solid" draw:fill-color="#5c2983" draw:textarea-vertical-align="middle" draw:auto-grow-height="false" fo:min-height="2.18cm" fo:min-width="27.991cm"/>
    </style:style>
    <style:style style:name="Mpr26" style:family="presentation" style:parent-style-name="Title_20_and_20_Tabl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Title_20_and_20_Table-outline1" style:list-style-name="ML7">
      <style:graphic-properties fo:min-height="9.135cm"/>
      <style:paragraph-properties style:writing-mode="lr-tb"/>
    </style:style>
    <style:style style:name="Mpr28" style:family="presentation" style:parent-style-name="Title_20_and_20_Table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le_20_and_20_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Title_20_and_20_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Default-backgroundobjects">
      <style:graphic-properties svg:stroke-color="#5c2983" draw:fill="solid" draw:fill-color="#5c2983" draw:textarea-vertical-align="middle" draw:auto-grow-height="false" fo:min-height="15.748cm" fo:min-width="27.991cm"/>
    </style:style>
    <style:style style:name="Mpr32" style:family="presentation" style:parent-style-name="Default-title">
      <style:graphic-properties draw:auto-grow-height="false" fo:min-height="2.629cm"/>
      <style:paragraph-properties style:writing-mode="lr-tb"/>
    </style:style>
    <style:style style:name="Mpr33" style:family="presentation" style:parent-style-name="Default-outline1">
      <style:graphic-properties fo:min-height="9.133cm"/>
      <style:paragraph-properties style:writing-mode="lr-tb"/>
    </style:style>
    <style:style style:name="Mpr34" style:family="presentation" style:parent-style-name="Default-backgroundobjects">
      <style:graphic-properties draw:stroke="none" svg:stroke-width="0cm" draw:fill="none" draw:fill-color="#ffffff" draw:textarea-vertical-align="middle" draw:auto-grow-height="true" draw:fit-to-size="false" style:shrink-to-fit="false" fo:min-height="0.884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MP7" style:family="paragraph">
      <style:paragraph-properties style:writing-mode="lr-tb"/>
    </style:style>
    <style:style style:name="MP8" style:family="paragraph">
      <loext:graphic-properties draw:fill="solid" draw:fill-color="#5c2983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style:font-name="Karla4" fo:font-size="9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3" style:family="paragraph">
      <style:paragraph-properties fo:margin-left="0cm" fo:margin-right="0cm" fo:margin-top="0cm" fo:margin-bottom="0cm" fo:line-height="100%" fo:text-align="start" fo:text-indent="0cm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0pt" style:font-size-complex="40pt"/>
    </style:style>
    <style:style style:name="MT3" style:family="text">
      <style:text-properties fo:font-size="18pt" style:font-size-asian="24pt" style:font-size-complex="24pt"/>
    </style:style>
    <style:style style:name="MT4" style:family="text">
      <style:text-properties fo:font-size="16pt" style:font-size-asian="24pt" style:font-size-complex="24pt"/>
    </style:style>
    <style:style style:name="MT5" style:family="text">
      <style:text-properties fo:font-size="16pt" style:font-size-asian="15pt" style:font-size-complex="15pt"/>
    </style:style>
    <style:style style:name="MT6" style:family="text">
      <style:text-properties fo:font-size="16pt" style:font-size-asian="26pt" style:font-size-complex="26pt"/>
    </style:style>
    <style:style style:name="MT7" style:family="text">
      <style:text-properties fo:font-size="40pt" style:font-size-asian="40pt" style:font-size-complex="40pt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Karla4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9" style:family="text">
      <style:text-properties fo:font-size="28pt" style:font-size-asian="40pt" style:font-size-complex="40pt"/>
    </style:style>
    <style:style style:name="MT10" style:family="text">
      <style:text-properties fo:font-size="22pt" style:font-size-asian="28pt" style:font-size-complex="28pt"/>
    </style:style>
    <style:style style:name="MT11" style:family="text">
      <style:text-properties fo:font-size="20pt" style:font-size-asian="26pt" style:font-size-complex="26pt"/>
    </style:style>
    <style:style style:name="MT12" style:family="text">
      <style:text-properties fo:font-size="18pt" style:font-size-asian="26pt" style:font-size-complex="26pt"/>
    </style:style>
    <style:style style:name="MT13" style:family="text">
      <style:text-properties fo:font-size="16pt" style:font-size-asian="20pt" style:font-size-complex="20pt"/>
    </style:style>
    <style:style style:name="MT14" style:family="text">
      <style:text-properties fo:font-size="14pt" style:font-size-asian="16pt" style:font-size-complex="16pt"/>
    </style:style>
    <style:style style:name="MT15" style:family="text">
      <style:text-properties fo:font-size="12pt" style:font-size-asian="14pt" style:font-size-complex="14pt"/>
    </style:style>
    <style:style style:name="MT16" style:family="text">
      <style:text-properties fo:font-size="24pt" style:font-size-asian="24pt" style:font-size-complex="24pt"/>
    </style:style>
    <style:style style:name="MT17" style:family="text">
      <style:text-properties fo:font-variant="normal" fo:text-transform="none" fo:color="#3c3c3e" loext:opacity="100%" style:text-line-through-style="none" style:text-line-through-type="none" style:text-position="0% 100%" style:font-name="Karla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8" style:family="text">
      <style:text-properties fo:font-variant="normal" fo:text-transform="none" fo:color="#3c3c3e" loext:opacity="100%" style:text-line-through-style="none" style:text-line-through-type="none" style:text-position="0% 100%" style:font-name="Karla4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3c3c3e" loext:opacity="100%" style:text-line-through-style="none" style:text-line-through-type="none" style:text-position="0% 100%" style:font-name="Karla4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0ba2f" fo:font-size="5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5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5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fo:color="#43c2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3c2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3c2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3c2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3c2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3c2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3c2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3c2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3c2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3c2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Cover" style:page-layout-name="PM1" draw:style-name="Mdp1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87DE84DA86ED4BA2.png" xlink:type="simple" xlink:show="embed" xlink:actuate="onLoad" draw:mime-type="image/png">
          <text:p/>
        </draw:image>
      </draw:frame>
      <draw:frame draw:name="Holder 3" presentation:style-name="Mpr1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2" draw:text-style-name="MP7" draw:layer="backgroundobjects" svg:width="26.614cm" svg:height="10.007cm" svg:x="0.699cm" svg:y="2.802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26.623cm" svg:height="2.129cm" svg:x="0.5cm" svg:y="0.48cm" presentation:class="title">
        <draw:text-box>
          <text:p><text:span text:style-name="MT7">Click to edit the title text format</text:span></text:p>
        </draw:text-box>
      </draw:frame>
      <draw:custom-shape presentation:style-name="Mpr4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201000005960000011431F12B615FE7CD3E.png" xlink:type="simple" xlink:show="embed" xlink:actuate="onLoad" draw:mime-type="image/png"/>
      </draw:frame>
      <draw:frame draw:name="Holder 6" presentation:style-name="Mpr5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A193FD88E672A49F.png" xlink:type="simple" xlink:show="embed" xlink:actuate="onLoad" draw:mime-type="image/png"/>
      </draw:frame>
      <presentation:notes style:page-layout-name="PM0">
        <draw:page-thumbnail presentation:style-name="Cover-title" draw:layer="backgroundobjects" svg:width="13.968cm" svg:height="10.476cm" svg:x="3.81cm" svg:y="2.123cm" presentation:class="page"/>
        <draw:frame presentation:style-name="Cov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Image" style:display-name="Cover Image" style:page-layout-name="PM1" draw:style-name="Mdp2"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87DE84DA86ED4BA2.png" xlink:type="simple" xlink:show="embed" xlink:actuate="onLoad" draw:mime-type="image/png">
          <text:p/>
        </draw:image>
      </draw:frame>
      <draw:frame draw:name="Holder 3" presentation:style-name="Mpr8" draw:text-style-name="MP6" draw:layer="backgroundobjects" svg:width="11.429cm" svg:height="9.134cm" svg:x="0.699cm" svg:y="6.402cm" presentation:class="subtitle" presentation:user-transformed="true">
        <draw:text-box>
          <text:p/>
        </draw:text-box>
      </draw:frame>
      <draw:frame presentation:style-name="Mpr9" draw:text-style-name="MP7" draw:layer="backgroundobjects" svg:width="11.026cm" svg:height="7.927cm" svg:x="0.699cm" svg:y="6.402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text-style-name="MP7" draw:layer="backgroundobjects" svg:width="13.179cm" svg:height="3.316cm" svg:x="0.699cm" svg:y="2.483cm" presentation:class="title">
        <draw:text-box>
          <text:p>Click to edit the title text format</text:p>
        </draw:text-box>
      </draw:frame>
      <draw:frame draw:style-name="Mgr4" draw:text-style-name="MP9" draw:layer="backgroundobjects" svg:width="7.19cm" svg:height="1.44cm" svg:x="0.65cm" svg:y="0.616cm">
        <draw:image xlink:href="Pictures/1003C7F000002C0D000008E318766D25D2D5222A.svg" xlink:type="simple" xlink:show="embed" xlink:actuate="onLoad" draw:mime-type="image/svg+xml">
          <text:p/>
        </draw:image>
        <draw:image xlink:href="Pictures/10000201000001AA000000561DFF85D174CC8151.png" xlink:type="simple" xlink:show="embed" xlink:actuate="onLoad" draw:mime-type="image/png"/>
      </draw:frame>
      <draw:frame draw:style-name="Mgr4" draw:text-style-name="MP9" draw:layer="backgroundobjects" svg:width="3.315cm" svg:height="0.64cm" svg:x="0.789cm" svg:y="14.48cm">
        <draw:image xlink:href="Pictures/10000D930000C51400002617CAE148D899A0B234.svg" xlink:type="simple" xlink:show="embed" xlink:actuate="onLoad" draw:mime-type="image/svg+xml">
          <text:p/>
        </draw:image>
        <draw:image xlink:href="Pictures/1000020100000647000001376E7BE5AC3CC4AF09.png" xlink:type="simple" xlink:show="embed" xlink:actuate="onLoad" draw:mime-type="image/png"/>
      </draw:frame>
      <presentation:notes style:page-layout-name="PM0">
        <draw:page-thumbnail presentation:style-name="Cover_20_Image-title" draw:layer="backgroundobjects" svg:width="13.968cm" svg:height="10.476cm" svg:x="3.81cm" svg:y="2.123cm" presentation:class="page"/>
        <draw:frame presentation:style-name="Cover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ver_20_Purple" style:display-name="Cover Purple" style:page-layout-name="PM1" draw:style-name="Mdp3">
      <draw:custom-shape presentation:style-name="Mpr13" draw:text-style-name="MP8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5" draw:layer="backgroundobjects" drawooo:display="printer" svg:width="7.211cm" svg:height="0.885cm" svg:x="0.734cm" svg:y="0.516cm">
        <draw:image xlink:href="Pictures/10000201000002370000005D87DE84DA86ED4BA2.png" xlink:type="simple" xlink:show="embed" xlink:actuate="onLoad" draw:mime-type="image/png">
          <text:p/>
        </draw:image>
      </draw:frame>
      <draw:frame draw:name="Holder 3" presentation:style-name="Mpr14" draw:text-style-name="MP6" draw:layer="backgroundobjects" svg:width="26.614cm" svg:height="9.134cm" svg:x="0.699cm" svg:y="6.402cm" presentation:class="subtitle" presentation:user-transformed="true">
        <draw:text-box>
          <text:p/>
        </draw:text-box>
      </draw:frame>
      <draw:frame presentation:style-name="Mpr15" draw:text-style-name="MP7" draw:layer="backgroundobjects" svg:width="26.614cm" svg:height="5.847cm" svg:x="0.7cm" svg:y="8.9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Cover_20_Purple-title" draw:layer="backgroundobjects" svg:width="25.19cm" svg:height="3.316cm" svg:x="0.7cm" svg:y="5.584cm" presentation:class="title" presentation:placeholder="true">
        <draw:text-box/>
      </draw:frame>
      <draw:frame draw:style-name="Mgr4" draw:text-style-name="MP9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A193FD88E672A49F.png" xlink:type="simple" xlink:show="embed" xlink:actuate="onLoad" draw:mime-type="image/png"/>
      </draw:frame>
      <draw:frame draw:name="Holder 6" presentation:style-name="Mpr16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Cover_20_Purple-title" draw:layer="backgroundobjects" svg:width="13.968cm" svg:height="10.476cm" svg:x="3.81cm" svg:y="2.123cm" presentation:class="page"/>
        <draw:frame presentation:style-name="Cover_20_Purple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1_20_Image" style:display-name="Title 1 Image" style:page-layout-name="PM1" draw:style-name="Mdp1">
      <draw:frame draw:name="Text Placeholder 10" presentation:style-name="Mpr19" draw:text-style-name="MP7" draw:layer="backgroundobjects" svg:width="18.462cm" svg:height="12.563cm" svg:x="8.935cm" svg:y="1.435cm" presentation:class="outline" presentation:user-transformed="true">
        <draw:text-box>
          <text:list text:style-name="ML2">
            <text:list-item>
              <text:p><text:span text:style-name="MT9">Click to edit the outline text format</text:span></text:p>
              <text:list>
                <text:list-item>
                  <text:p><text:span text:style-name="MT10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2">Fourth Outline Level</text:span></text:p>
                          <text:list>
                            <text:list-item>
                              <text:p><text:span text:style-name="MT13">Fifth Outline Level</text:span></text:p>
                              <text:list>
                                <text:list-item>
                                  <text:p><text:span text:style-name="MT14">Sixth Outline Level</text:span></text:p>
                                  <text:list>
                                    <text:list-item>
                                      <text:p><text:span text:style-name="MT1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7" draw:layer="backgroundobjects" svg:width="7.788cm" svg:height="7.743cm" svg:x="1.321cm" svg:y="3.291cm" presentation:class="title">
        <draw:text-box>
          <text:p><text:span text:style-name="MT16">Click to edit the title text format</text:span></text:p>
        </draw:text-box>
      </draw:frame>
      <draw:frame draw:style-name="Mgr4" draw:text-style-name="MP9" draw:layer="backgroundobjects" svg:width="8.525cm" svg:height="7.743cm" svg:x="0.584cm" svg:y="3.291cm">
        <draw:image xlink:href="Pictures/1000038300009FC1000091171EBB898E0EBE2B30.svg" xlink:type="simple" xlink:show="embed" xlink:actuate="onLoad" draw:mime-type="image/svg+xml">
          <text:p/>
        </draw:image>
        <draw:image xlink:href="Pictures/10000201000002E6000002A2A85887E7E89C1659.png" xlink:type="simple" xlink:show="embed" xlink:actuate="onLoad" draw:mime-type="image/png"/>
      </draw:frame>
      <draw:custom-shape presentation:style-name="Mpr21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201000005960000011431F12B615FE7CD3E.png" xlink:type="simple" xlink:show="embed" xlink:actuate="onLoad" draw:mime-type="image/png"/>
      </draw:frame>
      <draw:frame draw:name="Holder 6" presentation:style-name="Mpr22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A193FD88E672A49F.png" xlink:type="simple" xlink:show="embed" xlink:actuate="onLoad" draw:mime-type="image/png"/>
      </draw:frame>
      <presentation:notes style:page-layout-name="PM0">
        <draw:page-thumbnail presentation:style-name="Title_20_1_20_Image-title" draw:layer="backgroundobjects" svg:width="13.968cm" svg:height="10.476cm" svg:x="3.81cm" svg:y="2.123cm" presentation:class="page"/>
        <draw:frame presentation:style-name="Title_20_1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Table" style:display-name="Title and Table" style:page-layout-name="PM1" draw:style-name="Mdp1">
      <draw:custom-shape presentation:style-name="Mpr25" draw:text-style-name="MP8" draw:layer="backgroundobjects" svg:width="27.991cm" svg:height="2.18cm" svg:x="0cm" svg:y="13.57cm">
        <text:p/>
        <draw:enhanced-geometry svg:viewBox="0 0 21600 21600" draw:type="rectangle" draw:enhanced-path="M 0 0 L 21600 0 21600 21600 0 21600 0 0 Z N"/>
      </draw:custom-shape>
      <draw:frame draw:style-name="Mgr4" draw:text-style-name="MP9" draw:layer="backgroundobjects" svg:width="3.95cm" svg:height="0.76cm" svg:x="23.202cm" svg:y="14.258cm">
        <draw:image xlink:href="Pictures/10000D03000093CF00001C92983868BFF9537A8B.svg" xlink:type="simple" xlink:show="embed" xlink:actuate="onLoad" draw:mime-type="image/svg+xml">
          <text:p/>
        </draw:image>
        <draw:image xlink:href="Pictures/10000201000005960000011431F12B615FE7CD3E.png" xlink:type="simple" xlink:show="embed" xlink:actuate="onLoad" draw:mime-type="image/png"/>
      </draw:frame>
      <draw:frame draw:name="Holder 2" presentation:style-name="Mpr26" draw:text-style-name="MP12" draw:layer="backgroundobjects" svg:width="26.623cm" svg:height="1.993cm" svg:x="0.5cm" svg:y="0.484cm" presentation:class="title" presentation:user-transformed="true">
        <draw:text-box>
          <text:p>Click to edit the title text format</text:p>
        </draw:text-box>
      </draw:frame>
      <draw:frame draw:name="Table Placeholder 3" presentation:style-name="Mpr27" draw:text-style-name="MP15" draw:layer="backgroundobjects" svg:width="26.612cm" svg:height="10.887cm" svg:x="0.7cm" svg:y="2.711cm" presentation:class="outline" presentation:user-transformed="true">
        <draw:text-box>
          <text:list text:style-name="ML2">
            <text:list-item>
              <text:p text:style-name="MP13"><text:span text:style-name="MT17">Karla regular 26pt</text:span></text:p>
              <text:list>
                <text:list-item>
                  <text:p text:style-name="MP14"><text:span text:style-name="MT18">Karla regular 18pt</text:span></text:p>
                  <text:list>
                    <text:list-item>
                      <text:p text:style-name="MP14"><text:span text:style-name="MT18">Karla regular 18pt</text:span></text:p>
                      <text:list>
                        <text:list-item>
                          <text:p><text:span text:style-name="MT19">Karla regular 12pt</text:span></text:p>
                          <text:list>
                            <text:list-item>
                              <text:p><text:span text:style-name="MT18"><text:line-break/></text:span><text:span text:style-name="MT18">There are five styles built into the template. To apply:</text:span></text:p>
                              <text:list>
                                <text:list-item>
                                  <text:p><text:span text:style-name="MT18">Highlighting the text </text:span></text:p>
                                  <text:list>
                                    <text:list-item>
                                      <text:p><text:span text:style-name="MT18">Press <text:s/>TAB to demote to the next level; or </text:span></text:p>
                                      <text:list>
                                        <text:list-item>
                                          <text:p><text:span text:style-name="MT18">Press SHIFT + TAB to promote a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6" presentation:style-name="Mpr28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draw:frame draw:style-name="Mgr4" draw:text-style-name="MP9" draw:layer="backgroundobjects" svg:width="6.76cm" svg:height="1.37cm" svg:x="0.59cm" svg:y="14.053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A193FD88E672A49F.png" xlink:type="simple" xlink:show="embed" xlink:actuate="onLoad" draw:mime-type="image/png"/>
      </draw:frame>
      <presentation:notes style:page-layout-name="PM0">
        <draw:page-thumbnail presentation:style-name="Title_20_and_20_Table-title" draw:layer="backgroundobjects" svg:width="13.968cm" svg:height="10.476cm" svg:x="3.81cm" svg:y="2.123cm" presentation:class="page"/>
        <draw:frame presentation:style-name="Title_20_and_20_Table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4">
      <draw:custom-shape presentation:style-name="Mpr31" draw:text-style-name="MP8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Mpr32" draw:text-style-name="MP7" draw:layer="backgroundobjects" svg:width="26.623cm" svg:height="2.767cm" svg:x="0.7cm" svg:y="2.484cm" presentation:class="title">
        <draw:text-box>
          <text:p>Click to edit the title text format</text:p>
        </draw:text-box>
      </draw:frame>
      <draw:frame presentation:style-name="Mpr33" draw:text-style-name="MP7" draw:layer="backgroundobjects" svg:width="26.623cm" svg:height="8.87cm" svg:x="0.7cm" svg:y="5.461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4" draw:text-style-name="MP9" draw:layer="backgroundobjects" svg:width="7.2cm" svg:height="1.44cm" svg:x="0.65cm" svg:y="0.616cm">
        <draw:image xlink:href="Pictures/1003C6B800002C0D000008E37E50855C62E0D1BE.svg" xlink:type="simple" xlink:show="embed" xlink:actuate="onLoad" draw:mime-type="image/svg+xml">
          <text:p/>
        </draw:image>
        <draw:image xlink:href="Pictures/10000201000001AA00000056A193FD88E672A49F.png" xlink:type="simple" xlink:show="embed" xlink:actuate="onLoad" draw:mime-type="image/png"/>
      </draw:frame>
      <draw:frame draw:name="Holder 6" presentation:style-name="Mpr34" draw:text-style-name="MP11" draw:layer="backgroundobjects" svg:width="2.034cm" svg:height="0.884cm" svg:x="25.85cm" svg:y="15.022cm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1cm" svg:height="10.476cm" svg:x="1.484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editing-cycles>72</meta:editing-cycles>
    <meta:creation-date>2022-08-05T17:57:29.026924235</meta:creation-date>
    <meta:editing-duration>P2DT15H26M3S</meta:editing-duration>
    <meta:generator>LibreOffice/7.0.4.2$Linux_X86_64 LibreOffice_project/00$Build-2</meta:generator>
    <dc:date>2022-10-25T19:53:48.211015791</dc:date>
    <meta:document-statistic meta:object-count="144"/>
    <meta:user-defined meta:name="AppVersion">14.0000</meta:user-defined>
    <meta:user-defined meta:name="Created" meta:value-type="date">2013-10-11T00:00:00</meta:user-defined>
    <meta:user-defined meta:name="HiddenSlides" meta:value-type="float">0</meta:user-defined>
    <meta:user-defined meta:name="HyperlinksChanged" meta:value-type="boolean">false</meta:user-defined>
    <meta:user-defined meta:name="LastSaved" meta:value-type="date">2013-10-14T00:00:00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</office:meta>
</office:document-meta>
</file>